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faff9e" draw:gradient-step-count="0" draw:opacity="100%" draw:textarea-horizontal-align="justify" draw:textarea-vertical-align="bottom" draw:auto-grow-height="false" fo:min-height="6.795cm" fo:min-width="2.893cm" fo:padding-top="0.176cm" fo:padding-bottom="0.176cm" fo:padding-left="0.301cm" fo:padding-right="0.301cm" draw:shadow-offset-x="0.203cm" draw:shadow-offset-y="0.203cm" draw:shadow-opacity="100%"/>
    </style:style>
    <style:style style:name="gr2" style:family="graphic" style:parent-style-name="standard">
      <style:graphic-properties svg:stroke-width="0.102cm" svg:stroke-color="#000000" draw:marker-start-width="0.509cm" draw:marker-end-width="0.509cm" draw:fill="solid" draw:fill-color="#faff9e" draw:gradient-step-count="0" draw:opacity="100%" draw:textarea-horizontal-align="justify" draw:textarea-vertical-align="bottom" draw:auto-grow-height="false" fo:min-height="6.795cm" fo:min-width="2.892cm" fo:padding-top="0.176cm" fo:padding-bottom="0.176cm" fo:padding-left="0.301cm" fo:padding-right="0.301cm" draw:shadow-offset-x="0.203cm" draw:shadow-offset-y="0.203cm" draw:shadow-opacity="100%"/>
    </style:style>
    <style:style style:name="gr3" style:family="graphic" style:parent-style-name="standard">
      <style:graphic-properties svg:stroke-width="0.102cm" svg:stroke-color="#000000" draw:marker-start-width="0.509cm" draw:marker-end-width="0.509cm" draw:fill="solid" draw:fill-color="#faff9e" draw:gradient-step-count="0" draw:opacity="100%" draw:textarea-horizontal-align="justify" draw:textarea-vertical-align="bottom" draw:auto-grow-height="false" fo:min-height="6.794cm" fo:min-width="2.892cm" fo:padding-top="0.176cm" fo:padding-bottom="0.176cm" fo:padding-left="0.301cm" fo:padding-right="0.301cm" draw:shadow-offset-x="0.203cm" draw:shadow-offset-y="0.203cm" draw:shadow-opacity="100%"/>
    </style:style>
    <style:style style:name="gr4" style:family="graphic" style:parent-style-name="standard">
      <style:graphic-properties svg:stroke-width="0.254cm" svg:stroke-color="#000000" draw:marker-start-width="0.965cm" draw:marker-end-width="0.965cm" draw:fill-color="#ff0000" draw:textarea-horizontal-align="justify" draw:textarea-vertical-align="middle" draw:auto-grow-height="false" fo:min-height="1.152cm" fo:min-width="0.728cm" fo:padding-top="0.252cm" fo:padding-bottom="0.252cm" fo:padding-left="0.377cm" fo:padding-right="0.377cm"/>
    </style:style>
    <style:style style:name="gr5" style:family="graphic" style:parent-style-name="standard">
      <style:graphic-properties svg:stroke-width="0.254cm" svg:stroke-color="#000000" draw:marker-start-width="0.965cm" draw:marker-end-width="0.965cm" draw:fill-color="#00ff7f" draw:textarea-horizontal-align="justify" draw:textarea-vertical-align="middle" draw:auto-grow-height="false" fo:min-height="1.153cm" fo:min-width="0.729cm" fo:padding-top="0.252cm" fo:padding-bottom="0.252cm" fo:padding-left="0.377cm" fo:padding-right="0.377cm"/>
    </style:style>
    <style:style style:name="gr6" style:family="graphic" style:parent-style-name="standard">
      <style:graphic-properties svg:stroke-width="0.254cm" svg:stroke-color="#000000" draw:marker-start-width="0.965cm" draw:marker-end-width="0.965cm" draw:fill-color="#ff0000" draw:textarea-horizontal-align="justify" draw:textarea-vertical-align="middle" draw:auto-grow-height="false" fo:min-height="1.152cm" fo:min-width="0.729cm" fo:padding-top="0.252cm" fo:padding-bottom="0.252cm" fo:padding-left="0.377cm" fo:padding-right="0.377cm"/>
    </style:style>
    <style:style style:name="gr7" style:family="graphic" style:parent-style-name="standard">
      <style:graphic-properties svg:stroke-width="0.254cm" svg:stroke-color="#000000" draw:marker-start-width="0.965cm" draw:marker-end-width="0.965cm" draw:fill-color="#ff0000" draw:textarea-horizontal-align="justify" draw:textarea-vertical-align="middle" draw:auto-grow-height="false" fo:min-height="1.152cm" fo:min-width="0.73cm" fo:padding-top="0.252cm" fo:padding-bottom="0.252cm" fo:padding-left="0.377cm" fo:padding-right="0.377cm"/>
    </style:style>
    <style:style style:name="gr8" style:family="graphic" style:parent-style-name="standard">
      <style:graphic-properties svg:stroke-color="#000000" draw:fill="solid" draw:fill-color="#c8c8c8" draw:opacity="100%" draw:textarea-horizontal-align="justify" draw:textarea-vertical-align="middle" draw:auto-grow-height="false" fo:min-height="1.31cm" fo:min-width="10.722cm" draw:shadow-offset-x="0.203cm" draw:shadow-offset-y="0.203cm" draw:shadow-opacity="100%"/>
    </style:style>
    <style:style style:name="gr9" style:family="graphic" style:parent-style-name="standard">
      <style:graphic-properties svg:stroke-width="0.254cm" svg:stroke-color="#000000" draw:marker-start-width="0.965cm" draw:marker-end-width="0.965cm" draw:fill-color="#00ff7f" draw:textarea-horizontal-align="justify" draw:textarea-vertical-align="middle" draw:auto-grow-height="false" fo:min-height="1.153cm" fo:min-width="0.728cm" fo:padding-top="0.252cm" fo:padding-bottom="0.252cm" fo:padding-left="0.377cm" fo:padding-right="0.377cm"/>
    </style:style>
    <style:style style:name="gr10" style:family="graphic" style:parent-style-name="standard">
      <style:graphic-properties svg:stroke-width="0.254cm" svg:stroke-color="#000000" draw:marker-start-width="0.965cm" draw:marker-end-width="0.965cm" draw:fill-color="#ff0000" draw:textarea-horizontal-align="justify" draw:textarea-vertical-align="middle" draw:auto-grow-height="false" fo:min-height="1.153cm" fo:min-width="0.729cm" fo:padding-top="0.252cm" fo:padding-bottom="0.252cm" fo:padding-left="0.377cm" fo:padding-right="0.377cm"/>
    </style:style>
    <style:style style:name="gr11" style:family="graphic" style:parent-style-name="standard">
      <style:graphic-properties svg:stroke-width="0.254cm" svg:stroke-color="#000000" draw:marker-start-width="0.965cm" draw:marker-end-width="0.965cm" draw:fill-color="#00ff7f" draw:textarea-horizontal-align="justify" draw:textarea-vertical-align="middle" draw:auto-grow-height="false" fo:min-height="1.152cm" fo:min-width="0.729cm" fo:padding-top="0.252cm" fo:padding-bottom="0.252cm" fo:padding-left="0.377cm" fo:padding-right="0.377cm"/>
    </style:style>
    <style:style style:name="gr12" style:family="graphic" style:parent-style-name="standard">
      <style:graphic-properties svg:stroke-color="#000000" draw:fill="solid" draw:fill-color="#c8c8c8" draw:opacity="100%" draw:textarea-horizontal-align="justify" draw:textarea-vertical-align="middle" draw:auto-grow-height="false" fo:min-height="1.311cm" fo:min-width="10.722cm" draw:shadow-offset-x="0.203cm" draw:shadow-offset-y="0.203cm" draw:shadow-opacity="10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aff9e" draw:gradient-step-count="0" draw:opacity="100%"/>
      <style:paragraph-properties fo:text-align="center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-color="#ff0000"/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-color="#00ff7f"/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solid" draw:fill-color="#c8c8c8" draw:opacity="100%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95cm" svg:height="7.147cm" svg:x="8.783cm" svg:y="19.701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4cm" svg:height="7.147cm" svg:x="4.986cm" svg:y="19.701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4cm" svg:height="7.146cm" svg:x="1.105cm" svg:y="19.732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5cm" svg:height="7.147cm" svg:x="8.783cm" svg:y="10.459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4cm" svg:height="7.147cm" svg:x="4.986cm" svg:y="10.459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4cm" svg:height="7.147cm" svg:x="1.105cm" svg:y="10.459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5cm" svg:height="7.147cm" svg:x="8.783cm" svg:y="1.246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4cm" svg:height="7.147cm" svg:x="4.986cm" svg:y="1.246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4cm" svg:height="7.146cm" svg:x="1.105cm" svg:y="1.277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096cm" svg:height="2.342cm" svg:x="1.734cm" svg:y="1.813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97cm" svg:height="2.343cm" svg:x="1.734cm" svg:y="5.343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097cm" svg:height="2.342cm" svg:x="5.586cm" svg:y="1.813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95cm" svg:height="2.343cm" svg:x="5.588cm" svg:y="5.34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098cm" svg:height="2.342cm" svg:x="9.438cm" svg:y="1.813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97cm" svg:height="2.343cm" svg:x="9.439cm" svg:y="5.343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1.222cm" svg:height="1.56cm" svg:x="1.081cm" svg:y="8.446cm">
          <text:p text:style-name="P6"><text:span text:style-name="T1">Round 1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097cm" svg:height="2.34cm" svg:x="1.722cm" svg:y="10.985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97cm" svg:height="2.343cm" svg:x="1.723cm" svg:y="14.515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096cm" svg:height="2.34cm" svg:x="5.575cm" svg:y="10.985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096cm" svg:height="2.343cm" svg:x="5.577cm" svg:y="14.515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097cm" svg:height="2.34cm" svg:x="9.427cm" svg:y="10.985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096cm" svg:height="2.343cm" svg:x="9.428cm" svg:y="14.38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097cm" svg:height="2.341cm" svg:x="1.704cm" svg:y="20.256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97cm" svg:height="2.343cm" svg:x="1.705cm" svg:y="23.786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097cm" svg:height="2.341cm" svg:x="5.557cm" svg:y="20.256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096cm" svg:height="2.343cm" svg:x="5.558cm" svg:y="23.786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097cm" svg:height="2.341cm" svg:x="9.41cm" svg:y="20.256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097cm" svg:height="2.342cm" svg:x="9.41cm" svg:y="23.652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1.222cm" svg:height="1.561cm" svg:x="1.081cm" svg:y="17.695cm">
          <text:p text:style-name="P6"><text:span text:style-name="T1">Round 2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1.222cm" svg:height="1.561cm" svg:x="1.081cm" svg:y="26.944cm">
          <text:p text:style-name="P6"><text:span text:style-name="T1">Round 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3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0T20:01:05.627474887</meta:creation-date>
    <dc:date>2020-06-20T21:27:19.067872144</dc:date>
    <meta:editing-duration>PT1H15M34S</meta:editing-duration>
    <meta:editing-cycles>12</meta:editing-cycles>
    <meta:generator>LibreOffice/6.0.7.3$Linux_X86_64 LibreOffice_project/00m0$Build-3</meta:generator>
    <meta:document-statistic meta:object-count="30"/>
  </office:meta>
</office:document-meta>
</file>